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45000002F012F3F1A31DA3AA6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e59" draw:textarea-horizontal-align="justify" draw:textarea-vertical-align="middle" draw:auto-grow-height="false" fo:min-height="1.528cm" fo:min-width="23.63cm"/>
    </style:style>
    <style:style style:name="gr2" style:family="graphic" style:parent-style-name="standard">
      <style:graphic-properties draw:fill-color="#afd095" draw:textarea-horizontal-align="justify" draw:textarea-vertical-align="middle" draw:auto-grow-height="false" fo:min-height="1.02cm" fo:min-width="4.58cm"/>
    </style:style>
    <style:style style:name="gr3" style:family="graphic" style:parent-style-name="standard">
      <style:graphic-properties draw:fill-color="#ec9ba4" draw:textarea-horizontal-align="justify" draw:textarea-vertical-align="middle" draw:auto-grow-height="false" fo:min-height="1.02cm" fo:min-width="4.58cm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02cm" fo:min-width="4.58cm"/>
    </style:style>
    <style:style style:name="gr5" style:family="graphic" style:parent-style-name="standard">
      <style:graphic-properties draw:fill-color="#ffffa6" draw:textarea-horizontal-align="justify" draw:textarea-vertical-align="middle" draw:auto-grow-height="false" fo:min-height="1.02cm" fo:min-width="4.58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06cm" svg:stroke-color="#ff0000" draw:marker-start-width="0.358cm" draw:marker-end-width="0.358cm" draw:fill="none" draw:textarea-vertical-align="middle" draw:auto-grow-height="false" fo:min-height="1.459cm" fo:min-width="0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fde59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afd095"/>
      <style:paragraph-properties fo:text-align="center"/>
    </style:style>
    <style:style style:name="P4" style:family="paragraph">
      <loext:graphic-properties draw:fill-color="#ec9ba4"/>
      <style:paragraph-properties fo:text-align="center"/>
    </style:style>
    <style:style style:name="P5" style:family="paragraph">
      <loext:graphic-properties draw:fill-color="#b4c7dc"/>
      <style:paragraph-properties fo:text-align="center"/>
    </style:style>
    <style:style style:name="P6" style:family="paragraph">
      <loext:graphic-properties draw:fill-color="#ffffa6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color="#c9211e"/>
    </style:style>
    <style:style style:name="P10" style:family="paragraph">
      <style:paragraph-properties fo:text-align="center"/>
      <style:text-properties fo:color="#ff0000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4.13cm" svg:height="1.778cm" svg:x="1cm" svg:y="1cm">
          <text:p text:style-name="P1"><text:span text:style-name="T1">GNU Octav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1cm" svg:y="6.715cm">
          <text:p text:style-name="P1">SuiteSpars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1cm" svg:y="4.81cm">
          <text:p text:style-name="P1">BLAS / LAPACK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1cm" svg:y="10.525cm">
          <text:p text:style-name="P1">qrupdat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1cm" svg:y="12.43cm">
          <text:p text:style-name="P1">FFTW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1cm" svg:y="8.62cm">
          <text:p text:style-name="P1">ARPACK-NG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1cm" svg:y="14.335cm">
          <text:p text:style-name="P1">Qhul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1.27cm" svg:x="7.35cm" svg:y="8.62cm">
          <text:p text:style-name="P1">gnuplo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1.27cm" svg:x="7.35cm" svg:y="4.81cm">
          <text:p text:style-name="P1">q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1.27cm" svg:x="7.35cm" svg:y="12.43cm">
          <text:p text:style-name="P1">GraphicsMagic++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1.27cm" svg:x="7.35cm" svg:y="6.715cm">
          <text:p text:style-name="P1">OpenG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1.27cm" svg:x="7.35cm" svg:y="14.335cm">
          <text:p text:style-name="P1">GL2P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1.27cm" svg:x="7.35cm" svg:y="10.525cm">
          <text:p text:style-name="P1">FLTK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1.27cm" svg:x="13.7cm" svg:y="4.81cm">
          <text:p text:style-name="P1">cURL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1.27cm" svg:x="13.7cm" svg:y="8.62cm">
          <text:p text:style-name="P1">FreeTyp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1.27cm" svg:x="13.7cm" svg:y="6.715cm">
          <text:p text:style-name="P1">fontconfig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1.27cm" svg:x="13.7cm" svg:y="10.525cm">
          <text:p text:style-name="P1">GNU Readlin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1.27cm" svg:x="13.7cm" svg:y="14.335cm">
          <text:p text:style-name="P1">PCR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1.27cm" svg:x="13.7cm" svg:y="12.43cm">
          <text:p text:style-name="P1">HDF5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1.27cm" svg:x="13.7cm" svg:y="16.24cm">
          <text:p text:style-name="P1">zli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1.27cm" svg:x="20.05cm" svg:y="4.81cm">
          <text:p text:style-name="P1">GNU GCC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1.27cm" svg:x="20.05cm" svg:y="6.715cm">
          <text:p text:style-name="P1">GNU Make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1.27cm" svg:x="20.05cm" svg:y="8.62cm">
          <text:p text:style-name="P1">GNU Autotool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1.27cm" svg:x="20.05cm" svg:y="10.525cm">
          <text:p text:style-name="P1">GNU Texinfo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1.27cm" svg:x="20.05cm" svg:y="12.43cm">
          <text:p text:style-name="P1">GNU Bison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08cm" svg:height="1.27cm" svg:x="20.05cm" svg:y="14.335cm">
          <text:p text:style-name="P1">flex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5.08cm" svg:height="0.889cm" svg:x="1cm" svg:y="3.286cm">
          <draw:text-box>
            <text:p text:style-name="P1"><text:span text:style-name="T2">Numerical Libraries</text:span></text:p>
          </draw:text-box>
        </draw:frame>
        <draw:frame draw:style-name="gr6" draw:text-style-name="P8" draw:layer="layout" svg:width="5.08cm" svg:height="0.889cm" svg:x="7.35cm" svg:y="3.286cm">
          <draw:text-box>
            <text:p text:style-name="P1"><text:span text:style-name="T2">Graphical Libraries</text:span></text:p>
          </draw:text-box>
        </draw:frame>
        <draw:frame draw:style-name="gr6" draw:text-style-name="P8" draw:layer="layout" svg:width="5.08cm" svg:height="0.889cm" svg:x="13.7cm" svg:y="3.286cm">
          <draw:text-box>
            <text:p text:style-name="P1"><text:span text:style-name="T2">Utility Libraries</text:span></text:p>
          </draw:text-box>
        </draw:frame>
        <draw:frame draw:style-name="gr6" draw:text-style-name="P8" draw:layer="layout" svg:width="5.08cm" svg:height="0.889cm" svg:x="20.05cm" svg:y="3.286cm">
          <draw:text-box>
            <text:p text:style-name="P1"><text:span text:style-name="T2">Build Tools</text:span></text:p>
          </draw:text-box>
        </draw:frame>
        <draw:frame draw:style-name="gr7" draw:text-style-name="P1" draw:layer="layout" svg:width="5.795cm" svg:height="5.207cm" svg:x="26.423cm" svg:y="4.81cm">
          <draw:image xlink:href="Pictures/1000000000000345000002F012F3F1A31DA3AA64.png" xlink:type="simple" xlink:show="embed" xlink:actuate="onLoad" loext:mime-type="image/png">
            <text:p/>
          </draw:image>
        </draw:frame>
        <draw:custom-shape draw:style-name="gr8" draw:text-style-name="P9" draw:layer="layout" svg:width="0.762cm" svg:height="1.905cm" draw:transform="rotate (-1.5707963267949) translate (29.321cm 4.302cm)">
          <text:p/>
          <draw:enhanced-geometry svg:viewBox="0 0 21600 21600" draw:glue-points="0 0 0 21600 21600 10800" draw:text-areas="0 ?f9 7800 ?f10" draw:type="right-brace" draw:modifiers="1698.48156182213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11" draw:layer="layout" svg:width="2.159cm" svg:height="0.889cm" svg:x="27.289cm" svg:y="3.921cm">
          <draw:text-box>
            <text:p text:style-name="P10"><text:span text:style-name="T3">almo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.02cm" fo:page-height="18.5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9T00:58:13.099104374</meta:creation-date>
    <dc:date>2019-11-21T13:06:32.454604836</dc:date>
    <meta:editing-duration>PT1H48M4S</meta:editing-duration>
    <meta:editing-cycles>9</meta:editing-cycles>
    <meta:generator>LibreOffice/6.2.7.1$Linux_X86_64 LibreOffice_project/20$Build-1</meta:generator>
    <meta:document-statistic meta:object-count="33"/>
  </office:meta>
</office:document-meta>
</file>